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ionManag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idationManager.isGrammar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Manager.setCachedDTD( boolean cachedDT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Manager.addValidationState( ValidationState v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Manager.setEntityState( EntityState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idationManager.isCache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Manager.setGrammarFound( boolean gramm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